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wiss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family-generic="swiss" style:font-pitch="variable"/>
    <style:font-face style:name="Times New Roman4" svg:font-family="'Times New Roman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fo:font-size="12pt" fo:language="en" fo:country="US" fo:font-weight="normal" officeooo:rsid="001961e6" style:font-size-asian="12pt" style:font-weight-asian="normal" style:font-size-complex="12pt" style:font-weight-complex="normal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fo:language="en" fo:country="US" fo:font-weight="normal" officeooo:rsid="001961e6" officeooo:paragraph-rsid="0067016a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language="en" fo:country="US" fo:font-weight="normal" officeooo:rsid="001961e6" officeooo:paragraph-rsid="0067cfc2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language="en" fo:country="US" fo:font-weight="normal" officeooo:rsid="0068e678" officeooo:paragraph-rsid="0068e678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language="en" fo:country="US" fo:font-weight="normal" officeooo:rsid="001961e6" officeooo:paragraph-rsid="0068e67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language="en" fo:country="US" fo:font-weight="normal" officeooo:rsid="0068e678" officeooo:paragraph-rsid="0068e678" style:font-size-asian="12pt" style:font-weight-asian="normal" style:font-size-complex="12pt" style:font-weight-complex="normal"/>
    </style:style>
    <style:style style:name="T1" style:family="text">
      <style:text-properties officeooo:rsid="0067016a"/>
    </style:style>
    <style:style style:name="T2" style:family="text">
      <style:text-properties officeooo:rsid="0067cfc2"/>
    </style:style>
    <style:style style:name="T3" style:family="text">
      <style:text-properties officeooo:rsid="0068e678"/>
    </style:style>
    <style:style style:name="T4" style:family="text">
      <style:text-properties officeooo:rsid="0069167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-0.25in" fo:margin-left="1.25in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-0.25in" fo:margin-left="1.5in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0.25in" fo:margin-left="1.75in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-0.25in" fo:margin-left="2in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-0.25in" fo:margin-left="2.25in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Задаем мощность множества А<text:span text:style-name="T1">(n)</text:span></text:p>
        </text:list-item>
        <text:list-item>
          <text:p text:style-name="P1">Задаем мощность множества В<text:span text:style-name="T1">(m)</text:span></text:p>
        </text:list-item>
        <text:list-item>
          <text:p text:style-name="P1">Задаем мощность графика <text:span text:style-name="T1">C(k)</text:span></text:p>
        </text:list-item>
        <text:list-item>
          <text:p text:style-name="P2">Задаем мощность множества <text:span text:style-name="T1">D(p)</text:span></text:p>
        </text:list-item>
        <text:list-item>
          <text:p text:style-name="P2">Задаем мощность множества <text:span text:style-name="T1">E(t)</text:span></text:p>
        </text:list-item>
        <text:list-item>
          <text:p text:style-name="P2">Задаем мощность графика <text:span text:style-name="T1">F(r)</text:span></text:p>
        </text:list-item>
        <text:list-item>
          <text:p text:style-name="P2">Вводим <text:span text:style-name="T1">n элементов множества А</text:span></text:p>
          <text:list>
            <text:list-item>
              <text:p text:style-name="P2">Вводим элемент <text:span text:style-name="T1">x</text:span></text:p>
            </text:list-item>
            <text:list-item>
              <text:p text:style-name="P2">Выберем первый элемент множества А</text:p>
              <text:list>
                <text:list-item>
                  <text:p text:style-name="P2">Если элемент не последний, то перейдем к пункту <text:span text:style-name="T1">7.2.3</text:span></text:p>
                </text:list-item>
                <text:list-item>
                  <text:p text:style-name="P2">Если элемент последний, то перейдем к пункту <text:span text:style-name="T1">7.2.5</text:span></text:p>
                </text:list-item>
                <text:list-item>
                  <text:p text:style-name="P2">Если текущий элемент множества А не равен <text:span text:style-name="T1">x, то переходим к пункту 7.2.7</text:span></text:p>
                </text:list-item>
                <text:list-item>
                  <text:p text:style-name="P2">Выводим ошибку и повторяем ввод <text:span text:style-name="T1">(переход к пункту 7.1)</text:span></text:p>
                </text:list-item>
                <text:list-item>
                  <text:p text:style-name="P2">Если текущий элемент множества А не равен <text:span text:style-name="T1">x, то переходим к пункту 7.2.8</text:span></text:p>
                </text:list-item>
                <text:list-item>
                  <text:p text:style-name="P2">Выводим ошибку и повторяем ввод <text:span text:style-name="T1">(переход к пункту 7.1)</text:span></text:p>
                </text:list-item>
                <text:list-item>
                  <text:p text:style-name="P2">Берем следующий элемент и переходим к пункту <text:span text:style-name="T1">7.2.1</text:span></text:p>
                </text:list-item>
                <text:list-item>
                  <text:p text:style-name="P2">Добавляем элемент в конец множества А</text:p>
                </text:list-item>
              </text:list>
            </text:list-item>
          </text:list>
        </text:list-item>
        <text:list-item>
          <text:p text:style-name="P3">Вводим <text:span text:style-name="T2">m</text:span><text:span text:style-name="T1"> элементов множества </text:span><text:span text:style-name="T2">B</text:span></text:p>
          <text:list>
            <text:list-item>
              <text:p text:style-name="P3">Вводим элемент <text:span text:style-name="T1">x</text:span></text:p>
            </text:list-item>
            <text:list-item>
              <text:p text:style-name="P3">Выберем первый элемент множества <text:span text:style-name="T2">B</text:span></text:p>
              <text:list>
                <text:list-item>
                  <text:p text:style-name="P3">Если элемент не последний, то перейдем к пункту <text:span text:style-name="T2">8</text:span><text:span text:style-name="T1">.2.3</text:span></text:p>
                </text:list-item>
                <text:list-item>
                  <text:p text:style-name="P3">Если элемент последний, то перейдем к пункту <text:span text:style-name="T2">8</text:span><text:span text:style-name="T1">.2.5</text:span></text:p>
                </text:list-item>
                <text:list-item>
                  <text:p text:style-name="P3">Если текущий элемент множества А не равен <text:span text:style-name="T1">x, то переходим к пункту </text:span><text:span text:style-name="T2">8</text:span><text:span text:style-name="T1">.2.7</text:span></text:p>
                </text:list-item>
                <text:list-item>
                  <text:p text:style-name="P3">Выводим ошибку и повторяем ввод <text:span text:style-name="T1">(переход к пункту </text:span><text:span text:style-name="T2">8</text:span><text:span text:style-name="T1">.1)</text:span></text:p>
                </text:list-item>
                <text:list-item>
                  <text:p text:style-name="P3">Если текущий элемент множества А не равен <text:span text:style-name="T1">x, то переходим к пункту </text:span><text:span text:style-name="T2">8.</text:span><text:span text:style-name="T1">2.8</text:span></text:p>
                </text:list-item>
                <text:list-item>
                  <text:p text:style-name="P3">Выводим ошибку и повторяем ввод <text:span text:style-name="T1">(переход к пункту </text:span><text:span text:style-name="T2">8</text:span><text:span text:style-name="T1">.1)</text:span></text:p>
                </text:list-item>
                <text:list-item>
                  <text:p text:style-name="P3">Берем следующий элемент и переходим к пункту <text:span text:style-name="T2">8</text:span><text:span text:style-name="T1">.2.1</text:span></text:p>
                </text:list-item>
                <text:list-item>
                  <text:p text:style-name="P3">Добавляем элемент в конец множества А</text:p>
                </text:list-item>
              </text:list>
            </text:list-item>
          </text:list>
        </text:list-item>
        <text:list-item>
          <text:p text:style-name="P4">Вводим k пар графика C</text:p>
          <text:list>
            <text:list-item>
              <text:p text:style-name="P4">Вводим пару &lt;x, y&gt; </text:p>
            </text:list-item>
            <text:list-item>
              <text:p text:style-name="P5">Выберем первый элемент множества А</text:p>
              <text:list>
                <text:list-item>
                  <text:p text:style-name="P5">Если элемент не последний, то перейдем к пункту <text:span text:style-name="T3">9</text:span><text:span text:style-name="T1">.2.3</text:span></text:p>
                </text:list-item>
                <text:list-item>
                  <text:p text:style-name="P5">Если элемент последний, то перейдем к пункту <text:span text:style-name="T3">9</text:span><text:span text:style-name="T1">.2.5</text:span></text:p>
                </text:list-item>
                <text:list-item>
                  <text:p text:style-name="P5">Если текущий элемент множества А равен <text:span text:style-name="T1">x, то переходим к пункту </text:span><text:span text:style-name="T3">9</text:span><text:span text:style-name="T1">.</text:span><text:span text:style-name="T3">3</text:span></text:p>
                </text:list-item>
                <text:list-item>
                  <text:p text:style-name="P5">Переходим к пункту <text:span text:style-name="T3">9.2.7</text:span></text:p>
                </text:list-item>
                <text:list-item>
                  <text:p text:style-name="P5">Если текущий элемент множества А равен <text:span text:style-name="T1">x, то переходим к пункту </text:span><text:span text:style-name="T3">9</text:span><text:span text:style-name="T1">.</text:span><text:span text:style-name="T3">3</text:span></text:p>
                </text:list-item>
                <text:list-item>
                  <text:p text:style-name="P5">Выводим ошибку и повторяем ввод <text:span text:style-name="T1">(переход к пункту </text:span><text:span text:style-name="T3">9</text:span><text:span text:style-name="T1">.1)</text:span></text:p>
                </text:list-item>
                <text:list-item>
                  <text:p text:style-name="P5">Берем следующий элемент и переходим к пункту <text:span text:style-name="T3">9</text:span><text:span text:style-name="T1">.2.1</text:span></text:p>
                </text:list-item>
              </text:list>
            </text:list-item>
            <text:list-item>
              <text:p text:style-name="P4">Выберем первый элемент множества В</text:p>
              <text:list>
                <text:list-item>
                  <text:p text:style-name="P5">Если элемент не последний, то перейдем к пункту <text:span text:style-name="T3">9</text:span><text:span text:style-name="T1">.</text:span><text:span text:style-name="T4">3</text:span><text:span text:style-name="T1">.3</text:span></text:p>
                </text:list-item>
                <text:list-item>
                  <text:p text:style-name="P5">Если элемент последний, то перейдем к пункту <text:span text:style-name="T3">9</text:span><text:span text:style-name="T1">.</text:span><text:span text:style-name="T4">3</text:span><text:span text:style-name="T1">.5</text:span></text:p>
                </text:list-item>
                <text:list-item>
                  <text:p text:style-name="P5">Если текущий элемент множества А равен <text:span text:style-name="T1">x, то переходим к пункту </text:span><text:span text:style-name="T3">9</text:span><text:span text:style-name="T1">.</text:span><text:span text:style-name="T4">4</text:span></text:p>
                </text:list-item>
                <text:list-item>
                  <text:p text:style-name="P5">Переходим к пункту <text:span text:style-name="T3">9.</text:span><text:span text:style-name="T4">3</text:span><text:span text:style-name="T3">.7</text:span></text:p>
                </text:list-item>
                <text:list-item>
                  <text:p text:style-name="P5">Если текущий элемент множества А равен <text:span text:style-name="T1">x, то переходим к пункту </text:span><text:span text:style-name="T3">9</text:span><text:span text:style-name="T1">.</text:span><text:span text:style-name="T4">4</text:span></text:p>
                </text:list-item>
                <text:list-item>
                  <text:p text:style-name="P5">Выводим ошибку и повторяем ввод <text:span text:style-name="T1">(переход к пункту </text:span><text:span text:style-name="T3">9</text:span><text:span text:style-name="T1">.1)</text:span></text:p>
                </text:list-item>
                <text:list-item>
                  <text:p text:style-name="P5">Берем следующий элемент и переходим к пункту <text:span text:style-name="T3">9</text:span><text:span text:style-name="T1">.</text:span><text:span text:style-name="T4">3</text:span><text:span text:style-name="T1">.1</text:span></text:p>
                </text:list-item>
              </text:list>
            </text:list-item>
            <text:list-item>
              <text:p text:style-name="P5">Добавляем пару &lt;<text:span text:style-name="T4">x, y&gt; в конец графика С</text:span></text:p>
            </text:list-item>
          </text:list>
        </text:list-item>
        <text:list-item>
          <text:p text:style-name="P5">Создаем соответсвие Г<text:span text:style-name="T4">1</text:span></text:p>
          <text:list>
            <text:list-item>
              <text:p text:style-name="P5"><text:soft-page-break/>Вписываем в первую часть множество А</text:p>
            </text:list-item>
            <text:list-item>
              <text:p text:style-name="P5">Вписываем во вторую часть множество В</text:p>
            </text:list-item>
            <text:list-item>
              <text:p text:style-name="P5">Вписываем в третью часть график С</text:p>
            </text:list-item>
          </text:list>
        </text:list-item>
      </text:list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wiss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family-generic="swiss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2" fo:font-size="14pt" fo:language="ru" fo:country="RU" style:letter-kerning="false" style:font-name-asian="Calibri" style:font-size-asian="14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Times New Roman2" fo:font-size="14pt" fo:language="ru" fo:country="RU" style:letter-kerning="false" style:font-name-asian="Calibri" style:font-size-asian="14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Отчет" style:next-style-name="Отчет" style:class="text">
      <style:paragraph-properties fo:margin-top="0in" fo:margin-bottom="0.1665in" style:contextual-spacing="false" fo:text-align="start" style:justify-single-word="false"/>
      <style:text-properties fo:font-weight="bold" style:font-weight-asian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Отчет" style:family="paragraph" style:parent-style-name="Standard" loext:linked-style-name="Отчет_20_Знак">
      <style:paragraph-properties fo:margin-top="0in" fo:margin-bottom="0.111in" style:contextual-spacing="false" fo:line-height="0.2in" fo:text-align="justify" style:justify-single-word="false" fo:text-indent="0.4925in" style:auto-text-indent="false"/>
      <style:text-properties style:font-name-asian="Calibri" style:font-family-asian="Calibri" style:font-family-generic-asian="system" style:font-pitch-asian="variable" style:font-name-complex="Times New Roman4" style:font-family-complex="'Times New Roman'" style:font-family-generic-complex="system" style:font-pitch-complex="variable" style:font-size-complex="14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Код" style:family="paragraph" style:parent-style-name="Отчет">
      <style:paragraph-properties fo:margin-top="0in" fo:margin-bottom="0.028in" style:contextual-spacing="false" fo:text-align="start" style:justify-single-word="false" fo:text-indent="0in" style:auto-text-indent="false"/>
      <style:text-properties style:font-name="Courier New" fo:font-family="'Courier New'" style:font-pitch="variable" fo:font-size="10pt" style:font-size-asian="10pt"/>
    </style:style>
    <style:style style:name="Drawing" style:family="paragraph" style:parent-style-name="Отчет" loext:linked-style-name="Рисунок_20_Знак" style:class="extra">
      <style:paragraph-properties fo:text-align="center" style:justify-single-word="false" fo:text-indent="0in" style:auto-text-indent="false"/>
    </style:style>
    <style:style style:name="Default_20_Paragraph_20_Font" style:display-name="Default Paragraph Font" style:family="text"/>
    <style:style style:name="Отчет_20_Знак" style:display-name="Отчет Знак" style:family="text" style:parent-style-name="Default_20_Paragraph_20_Font" loext:linked-style-name="Отчет">
      <style:text-properties style:font-name-asian="Calibri" style:font-family-asian="Calibri" style:font-family-generic-asian="system" style:font-pitch-asian="variable" style:font-name-complex="Times New Roman4" style:font-family-complex="'Times New Roman'" style:font-family-generic-complex="system" style:font-pitch-complex="variable" style:font-size-complex="14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Рисунок_20_Знак" style:display-name="Рисунок Знак" style:family="text" style:parent-style-name="Отчет_20_Знак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Times New Roman2" fo:font-family="'Times New Roman'" style:font-family-generic="roman" style:font-pitch="variable"/>
    </style:style>
    <style:style style:name="ListLabel_20_2" style:display-name="ListLabel 2" style:family="text">
      <style:text-properties style:font-name="Times New Roman1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Times New Roman1" fo:font-family="'Times New Roman'" style:font-pitch="variable"/>
    </style:style>
    <style:style style:name="ListLabel_20_4" style:display-name="ListLabel 4" style:family="text">
      <style:text-properties style:font-name="Times New Roman2" fo:font-family="'Times New Roman'" style:font-family-generic="roman" style:font-pitch="variable"/>
    </style:style>
    <style:style style:name="ListLabel_20_5" style:display-name="ListLabel 5" style:family="text">
      <style:text-properties style:font-name="Times New Roman1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Times New Roman1" fo:font-family="'Times New Roman'" style:font-pitch="variable"/>
    </style:style>
    <style:style style:name="ListLabel_20_7" style:display-name="ListLabel 7" style:family="text">
      <style:text-properties style:font-name="Times New Roman2" fo:font-family="'Times New Roman'" style:font-family-generic="roman" style:font-pitch="variable"/>
    </style:style>
    <style:style style:name="ListLabel_20_8" style:display-name="ListLabel 8" style:family="text">
      <style:text-properties style:font-name="Times New Roman1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1" fo:font-family="'Times New Roman'" style:font-pitch="variable"/>
    </style:style>
    <style:style style:name="ListLabel_20_10" style:display-name="ListLabel 10" style:family="text">
      <style:text-properties style:font-name="Times New Roman2" fo:font-family="'Times New Roman'" style:font-family-generic="roman" style:font-pitch="variable"/>
    </style:style>
    <style:style style:name="ListLabel_20_11" style:display-name="ListLabel 11" style:family="text">
      <style:text-properties style:font-name="Times New Roman1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Times New Roman1" fo:font-family="'Times New Roman'" style:font-pitch="variable"/>
    </style:style>
    <style:style style:name="ListLabel_20_13" style:display-name="ListLabel 13" style:family="text">
      <style:text-properties style:font-name="Times New Roman2" fo:font-family="'Times New Roman'" style:font-family-generic="roman" style:font-pitch="variable"/>
    </style:style>
    <style:style style:name="ListLabel_20_14" style:display-name="ListLabel 14" style:family="text">
      <style:text-properties style:font-name="Times New Roman1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Times New Roman1" fo:font-family="'Times New Roman'" style:font-pitch="variable"/>
    </style:style>
    <style:style style:name="ListLabel_20_16" style:display-name="ListLabel 16" style:family="text">
      <style:text-properties style:font-name="Times New Roman2" fo:font-family="'Times New Roman'" style:font-family-generic="roman" style:font-pitch="variable"/>
    </style:style>
    <style:style style:name="ListLabel_20_17" style:display-name="ListLabel 17" style:family="text">
      <style:text-properties style:font-name="Times New Roman1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Times New Roman1" fo:font-family="'Times New Roman'" style:font-pitch="variable"/>
    </style:style>
    <style:style style:name="ListLabel_20_19" style:display-name="ListLabel 19" style:family="text">
      <style:text-properties style:font-name="Times New Roman2" fo:font-family="'Times New Roman'" style:font-family-generic="roman" style:font-pitch="variable"/>
    </style:style>
    <style:style style:name="ListLabel_20_20" style:display-name="ListLabel 20" style:family="text">
      <style:text-properties style:font-name="Times New Roman1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Times New Roman1" fo:font-family="'Times New Roman'" style:font-pitch="variable"/>
    </style:style>
    <style:style style:name="ListLabel_20_22" style:display-name="ListLabel 22" style:family="text">
      <style:text-properties style:font-name="Times New Roman2" fo:font-family="'Times New Roman'" style:font-family-generic="roman" style:font-pitch="variable"/>
    </style:style>
    <style:style style:name="ListLabel_20_23" style:display-name="ListLabel 23" style:family="text">
      <style:text-properties style:font-name="Times New Roman1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Times New Roman1" fo:font-family="'Times New Roman'" style:font-pitch="variable"/>
    </style:style>
    <style:style style:name="ListLabel_20_25" style:display-name="ListLabel 25" style:family="text">
      <style:text-properties style:font-name="Times New Roman2" fo:font-family="'Times New Roman'" style:font-family-generic="roman" style:font-pitch="variable"/>
    </style:style>
    <style:style style:name="ListLabel_20_26" style:display-name="ListLabel 26" style:family="text">
      <style:text-properties style:font-name="Times New Roman1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Times New Roman1" fo:font-family="'Times New Roman'" style:font-pitch="variable"/>
    </style:style>
    <style:style style:name="ListLabel_20_28" style:display-name="ListLabel 28" style:family="text">
      <style:text-properties style:font-name="Times New Roman2" fo:font-family="'Times New Roman'" style:font-family-generic="roman" style:font-pitch="variable"/>
    </style:style>
    <style:style style:name="ListLabel_20_29" style:display-name="ListLabel 29" style:family="text">
      <style:text-properties style:font-name="Times New Roman1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="Times New Roman1" fo:font-family="'Times New Roman'" style:font-pitch="variable"/>
    </style:style>
    <style:style style:name="ListLabel_20_31" style:display-name="ListLabel 31" style:family="text">
      <style:text-properties style:font-name="Times New Roman2" fo:font-family="'Times New Roman'" style:font-family-generic="roman" style:font-pitch="variable"/>
    </style:style>
    <style:style style:name="ListLabel_20_32" style:display-name="ListLabel 32" style:family="text">
      <style:text-properties style:font-name="Times New Roman1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="Times New Roman1" fo:font-family="'Times New Roman'" style:font-pitch="variable"/>
    </style:style>
    <style:style style:name="ListLabel_20_34" style:display-name="ListLabel 34" style:family="text">
      <style:text-properties style:font-name="Times New Roman2" fo:font-family="'Times New Roman'" style:font-family-generic="roman" style:font-pitch="variable"/>
    </style:style>
    <style:style style:name="ListLabel_20_35" style:display-name="ListLabel 35" style:family="text">
      <style:text-properties style:font-name="Times New Roman1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="Times New Roman1" fo:font-family="'Times New Roman'" style:font-pitch="variable"/>
    </style:style>
    <style:style style:name="ListLabel_20_37" style:display-name="ListLabel 37" style:family="text">
      <style:text-properties style:font-name="Times New Roman3" fo:font-family="'Times New Roman'" style:font-family-generic="swiss" style:font-pitch="variable"/>
    </style:style>
    <style:style style:name="ListLabel_20_38" style:display-name="ListLabel 38" style:family="text">
      <style:text-properties style:font-name="Times New Roman3" fo:font-family="'Times New Roman'" style:font-family-generic="swiss" style:font-pitch="variable"/>
    </style:style>
    <style:style style:name="ListLabel_20_39" style:display-name="ListLabel 39" style:family="text">
      <style:text-properties style:font-name="Times New Roman3" fo:font-family="'Times New Roman'" style:font-family-generic="swiss" style:font-pitch="variable"/>
    </style:style>
    <style:style style:name="ListLabel_20_40" style:display-name="ListLabel 40" style:family="text">
      <style:text-properties style:font-name="Times New Roman3" fo:font-family="'Times New Roman'" style:font-family-generic="swiss" style:font-pitch="variable"/>
    </style:style>
    <style:style style:name="ListLabel_20_41" style:display-name="ListLabel 41" style:family="text">
      <style:text-properties style:font-name="Times New Roman3" fo:font-family="'Times New Roman'" style:font-family-generic="swiss" style:font-pitch="variable"/>
    </style:style>
    <style:style style:name="ListLabel_20_42" style:display-name="ListLabel 42" style:family="text">
      <style:text-properties style:font-name="Times New Roman3" fo:font-family="'Times New Roman'" style:font-family-generic="swiss" style:font-pitch="variable"/>
    </style:style>
    <style:style style:name="ListLabel_20_43" style:display-name="ListLabel 43" style:family="text">
      <style:text-properties style:font-name="Times New Roman3" fo:font-family="'Times New Roman'" style:font-family-generic="swiss" style:font-pitch="variable"/>
    </style:style>
    <style:style style:name="ListLabel_20_44" style:display-name="ListLabel 44" style:family="text">
      <style:text-properties style:font-name="Times New Roman3" fo:font-family="'Times New Roman'" style:font-family-generic="swiss" style:font-pitch="variable"/>
    </style:style>
    <style:style style:name="ListLabel_20_45" style:display-name="ListLabel 45" style:family="text">
      <style:text-properties style:font-name="Times New Roman3" fo:font-family="'Times New Roman'" style:font-family-generic="swiss" style:font-pitch="variable"/>
    </style:style>
    <style:style style:name="ListLabel_20_46" style:display-name="ListLabel 46" style:family="text">
      <style:text-properties style:font-name="Times New Roman3" fo:font-family="'Times New Roman'" style:font-family-generic="swiss" style:font-pitch="variable"/>
    </style:style>
    <style:style style:name="ListLabel_20_47" style:display-name="ListLabel 47" style:family="text">
      <style:text-properties style:font-name="Times New Roman3" fo:font-family="'Times New Roman'" style:font-family-generic="swiss" style:font-pitch="variable"/>
    </style:style>
    <style:style style:name="ListLabel_20_48" style:display-name="ListLabel 48" style:family="text">
      <style:text-properties style:font-name="Times New Roman3" fo:font-family="'Times New Roman'" style:font-family-generic="swiss" style:font-pitch="variable"/>
    </style:style>
    <style:style style:name="ListLabel_20_49" style:display-name="ListLabel 49" style:family="text">
      <style:text-properties style:font-name="Times New Roman3" fo:font-family="'Times New Roman'" style:font-family-generic="swiss" style:font-pitch="variable"/>
    </style:style>
    <style:style style:name="ListLabel_20_50" style:display-name="ListLabel 50" style:family="text">
      <style:text-properties style:font-name="Times New Roman3" fo:font-family="'Times New Roman'" style:font-family-generic="swiss" style:font-pitch="variable"/>
    </style:style>
    <style:style style:name="ListLabel_20_51" style:display-name="ListLabel 51" style:family="text">
      <style:text-properties style:font-name="Times New Roman3" fo:font-family="'Times New Roman'" style:font-family-generic="swiss" style:font-pitch="variable"/>
    </style:style>
    <style:style style:name="ListLabel_20_52" style:display-name="ListLabel 52" style:family="text">
      <style:text-properties style:font-name="Times New Roman3" fo:font-family="'Times New Roman'" style:font-family-generic="swiss" style:font-pitch="variable"/>
    </style:style>
    <style:style style:name="ListLabel_20_53" style:display-name="ListLabel 53" style:family="text">
      <style:text-properties style:font-name="Times New Roman3" fo:font-family="'Times New Roman'" style:font-family-generic="swiss" style:font-pitch="variable"/>
    </style:style>
    <style:style style:name="ListLabel_20_54" style:display-name="ListLabel 54" style:family="text">
      <style:text-properties style:font-name="Times New Roman3" fo:font-family="'Times New Roman'" style:font-family-generic="swiss" style:font-pitch="variable"/>
    </style:style>
    <style:style style:name="ListLabel_20_55" style:display-name="ListLabel 55" style:family="text">
      <style:text-properties style:font-name="Times New Roman2" fo:font-family="'Times New Roman'" style:font-family-generic="roman" style:font-pitch="variable"/>
    </style:style>
    <style:style style:name="ListLabel_20_56" style:display-name="ListLabel 56" style:family="text">
      <style:text-properties style:font-name="Times New Roman1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="Times New Roman1" fo:font-family="'Times New Roman'" style:font-pitch="variable"/>
    </style:style>
    <style:style style:name="ListLabel_20_58" style:display-name="ListLabel 58" style:family="text">
      <style:text-properties style:font-name="Times New Roman2" fo:font-family="'Times New Roman'" style:font-family-generic="roman" style:font-pitch="variable"/>
    </style:style>
    <style:style style:name="ListLabel_20_59" style:display-name="ListLabel 59" style:family="text">
      <style:text-properties style:font-name="Times New Roman1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="Times New Roman1" fo:font-family="'Times New Roman'" style:font-pitch="variable"/>
    </style:style>
    <style:style style:name="ListLabel_20_61" style:display-name="ListLabel 61" style:family="text">
      <style:text-properties style:font-name="Times New Roman2" fo:font-family="'Times New Roman'" style:font-family-generic="roman" style:font-pitch="variable"/>
    </style:style>
    <style:style style:name="ListLabel_20_62" style:display-name="ListLabel 62" style:family="text">
      <style:text-properties style:font-name="Times New Roman1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="Times New Roman1" fo:font-family="'Times New Roman'" style:font-pitch="variable"/>
    </style:style>
    <style:style style:name="ListLabel_20_64" style:display-name="ListLabel 64" style:family="text">
      <style:text-properties style:font-name="Times New Roman2" fo:font-family="'Times New Roman'" style:font-family-generic="roman" style:font-pitch="variable"/>
    </style:style>
    <style:style style:name="ListLabel_20_65" style:display-name="ListLabel 65" style:family="text">
      <style:text-properties style:font-name="Times New Roman1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="Times New Roman1" fo:font-family="'Times New Roman'" style:font-pitch="variable"/>
    </style:style>
    <style:style style:name="ListLabel_20_67" style:display-name="ListLabel 67" style:family="text">
      <style:text-properties style:font-name="Times New Roman2" fo:font-family="'Times New Roman'" style:font-family-generic="roman" style:font-pitch="variable"/>
    </style:style>
    <style:style style:name="ListLabel_20_68" style:display-name="ListLabel 68" style:family="text">
      <style:text-properties style:font-name="Times New Roman1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="Times New Roman1" fo:font-family="'Times New Roman'" style:font-pitch="variable"/>
    </style:style>
    <style:style style:name="ListLabel_20_70" style:display-name="ListLabel 70" style:family="text">
      <style:text-properties style:font-name="Times New Roman2" fo:font-family="'Times New Roman'" style:font-family-generic="roman" style:font-pitch="variable"/>
    </style:style>
    <style:style style:name="ListLabel_20_71" style:display-name="ListLabel 71" style:family="text">
      <style:text-properties style:font-name="Times New Roman1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="Times New Roman1" fo:font-family="'Times New Roman'" style:font-pitch="variable"/>
    </style:style>
    <style:style style:name="ListLabel_20_73" style:display-name="ListLabel 73" style:family="text">
      <style:text-properties style:font-name="Times New Roman2" fo:font-family="'Times New Roman'" style:font-family-generic="roman" style:font-pitch="variable"/>
    </style:style>
    <style:style style:name="ListLabel_20_74" style:display-name="ListLabel 74" style:family="text">
      <style:text-properties style:font-name="Times New Roman1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="Times New Roman1" fo:font-family="'Times New Roman'" style:font-pitch="variable"/>
    </style:style>
    <style:style style:name="ListLabel_20_76" style:display-name="ListLabel 76" style:family="text">
      <style:text-properties style:font-name="Times New Roman2" fo:font-family="'Times New Roman'" style:font-family-generic="roman" style:font-pitch="variable"/>
    </style:style>
    <style:style style:name="ListLabel_20_77" style:display-name="ListLabel 77" style:family="text">
      <style:text-properties style:font-name="Times New Roman1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="Times New Roman1" fo:font-family="'Times New Roman'" style:font-pitch="variable"/>
    </style:style>
    <style:style style:name="ListLabel_20_79" style:display-name="ListLabel 79" style:family="text">
      <style:text-properties style:font-name="Times New Roman2" fo:font-family="'Times New Roman'" style:font-family-generic="roman" style:font-pitch="variable"/>
    </style:style>
    <style:style style:name="ListLabel_20_80" style:display-name="ListLabel 80" style:family="text">
      <style:text-properties style:font-name="Times New Roman1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="Times New Roman1" fo:font-family="'Times New Roman'" style:font-pitch="variable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 style:font-style-name="Обычный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 style:font-style-name="Обычный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902in" fo:text-indent="-0.3937in" fo:margin-left="0.9839in"/>
        </style:list-level-properties>
      </text:list-level-style-number>
      <text:list-level-style-number text:level="2" text:style-name="ListLabel_20_83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ListLabel_20_84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number>
      <text:list-level-style-number text:level="4" text:style-name="ListLabel_20_85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number>
      <text:list-level-style-number text:level="5" text:style-name="ListLabel_20_86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6" text:style-name="ListLabel_20_87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7" text:style-name="ListLabel_20_88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8" text:style-name="ListLabel_20_89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9" text:style-name="ListLabel_20_90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25in" fo:margin-left="1.1811in" fo:margin-right="0.5909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2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x</meta:initial-creator>
    <meta:editing-cycles>26</meta:editing-cycles>
    <meta:print-date>2019-04-15T20:15:00</meta:print-date>
    <meta:creation-date>2020-02-03T16:20:00</meta:creation-date>
    <dc:date>2024-12-08T12:43:40.275258215</dc:date>
    <meta:editing-duration>P1DT6H55M23S</meta:editing-duration>
    <meta:generator>LibreOffice/24.8.2.1$MacOSX_AARCH64 LibreOffice_project/0f794b6e29741098670a3b95d60478a65d05ef13</meta:generator>
    <meta:document-statistic meta:table-count="0" meta:image-count="0" meta:object-count="0" meta:page-count="2" meta:paragraph-count="52" meta:word-count="424" meta:character-count="2475" meta:non-whitespace-character-count="2153"/>
    <meta:user-defined meta:name="AppVersion">12.0000</meta:user-defined>
    <meta:user-defined meta:name="Company">SPecialiST RePack</meta:user-defined>
    <meta:template xlink:type="simple" xlink:actuate="onRequest" xlink:title="Normal" xlink:href=""/>
  </office:meta>
</office:document-meta>
</file>